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2">Intro<text:tab/>1</text:p>
          <text:p text:style-name="P2">Steps<text:tab/>1</text:p>
          <text:p text:style-name="P1">Tip 1<text:tab/>1</text:p>
        </text:index-body>
      </text:table-of-content>
      <text:p text:style-name="Text_20_body"/>
      <text:h text:style-name="Heading_20_1" text:outline-level="1">Intro</text:h>
      <text:p text:style-name="Text_20_body">Feedback ist hart; bitte nicht persönlich nehmen; ist auch auf Bewerbungsprozess generell.</text:p>
      <text:p text:style-name="Text_20_body">Soll für technischen Entwickler <text:span text:style-name="T1">ohne</text:span> Leitungsfunktion gelten.</text:p>
      <text:h text:style-name="Heading_20_1" text:outline-level="1">Steps</text:h>
      <text:h text:style-name="Heading_20_2" text:outline-level="2">Tip 1</text:h>
      <text:p text:style-name="Text_20_body"/>
      <text:h text:style-name="Heading_20_2" text:outline-level="2">Tip 2</text:h>
      <text:p text:style-name="Text_20_body"/>
      <text:h text:style-name="Heading_20_2" text:outline-level="2">Tip 3</text:h>
      <text:p text:style-name="Text_20_body"/>
      <text:h text:style-name="Heading_20_2" text:outline-level="2">Tip 4</text:h>
      <text:p text:style-name="Text_20_body"/>
      <text:h text:style-name="Heading_20_2" text:outline-level="2">Tip 5</text:h>
      <text:p text:style-name="Text_20_body"/>
      <text:h text:style-name="Heading_20_1" text:outline-level="1">Fazit</text:h>
      <text:p text:style-name="Text_20_body"/>
      <text:p text:style-name="Text_20_body">Video entspricht Bewerbungstraining bei Arbeitsamt. </text:p>
      <text:p text:style-name="Text_20_body">Es fehlt, was speziell für den Bereich embedded Controlling sinnvoll ist. z.B. </text:p>
      <text:list xml:id="list7088625976704777168" text:style-name="L3">
        <text:list-item>
          <text:p text:style-name="P3">Projektliste </text:p>
        </text:list-item>
        <text:list-item>
          <text:p text:style-name="P3">spezielle Interessen über Anwendungen</text:p>
        </text:list-item>
        <text:list-item>
          <text:p text:style-name="P3">Hardware Kenntnisse z.B. Schrittmotoren</text:p>
        </text:list-item>
      </text:list>
      <text:p text:style-name="Text_20_body">mm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Feedback_v1.odt</text:file-name><text:tab/><text:tab/><text:date style:data-style-name="N75" text:date-value="2024-05-22T22:54:21.95">May 22, 2024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4-05-22T22:54:21.94</dc:date>
    <meta:editing-duration>PT12H26M2S</meta:editing-duration>
    <meta:editing-cycles>120</meta:editing-cycles>
    <meta:generator>OpenOffice/4.1.15$Win32 OpenOffice.org_project/4115m2$Build-9813</meta:generator>
    <meta:document-statistic meta:table-count="0" meta:image-count="0" meta:object-count="0" meta:page-count="1" meta:paragraph-count="22" meta:word-count="80" meta:character-count="502"/>
  </office:meta>
</office:document-meta>
</file>